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a7e07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c6c55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a7e07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d89b2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f22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793bd" style:font-weight-asian="normal" style:font-weight-complex="normal"/>
    </style:style>
    <style:style style:name="T3" style:family="text">
      <style:text-properties fo:font-weight="normal" officeooo:rsid="00381523" style:font-weight-asian="normal" style:font-weight-complex="normal"/>
    </style:style>
    <style:style style:name="T4" style:family="text">
      <style:text-properties fo:font-weight="normal" officeooo:rsid="002a0bc8" style:font-weight-asian="normal" style:font-weight-complex="normal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Courier New" fo:font-weight="normal" officeooo:rsid="00381523" style:font-weight-asian="normal" style:font-weight-complex="normal"/>
    </style:style>
    <style:style style:name="T7" style:family="text">
      <style:text-properties style:font-name="Courier New" fo:font-weight="normal" officeooo:rsid="002c3c0a" style:font-weight-asian="normal" style:font-weight-complex="normal"/>
    </style:style>
    <style:style style:name="T8" style:family="text">
      <style:text-properties style:font-name="Courier New" fo:font-weight="normal" officeooo:rsid="001f224c" style:font-weight-asian="normal" style:font-weight-complex="normal"/>
    </style:style>
    <style:style style:name="T9" style:family="text">
      <style:text-properties style:font-name="Courier New" fo:font-weight="normal" officeooo:rsid="00381523" style:font-name-asian="Liberation Mono" style:font-weight-asian="normal" style:font-name-complex="Liberation Mono" style:font-weight-complex="normal"/>
    </style:style>
    <style:style style:name="T10" style:family="text">
      <style:text-properties style:font-name="Courier New" fo:font-weight="normal" officeooo:rsid="001c6c55" style:font-name-asian="Liberation Mono" style:font-weight-asian="normal" style:font-name-complex="Liberation Mono" style:font-weight-complex="normal"/>
    </style:style>
    <style:style style:name="T11" style:family="text">
      <style:text-properties fo:font-weight="bold" officeooo:rsid="001a7e07" style:font-weight-asian="bold" style:font-weight-complex="bold"/>
    </style:style>
    <style:style style:name="T12" style:family="text">
      <style:text-properties style:font-name="Liberation Mono" fo:font-weight="normal" officeooo:rsid="002c3c0a" style:font-name-asian="Liberation Mono" style:font-weight-asian="normal" style:font-name-complex="Liberation Mono" style:font-weight-complex="normal"/>
    </style:style>
    <style:style style:name="T13" style:family="text">
      <style:text-properties style:font-name="Liberation Mono" fo:font-weight="normal" officeooo:rsid="003fab23" style:font-name-asian="Liberation Mono" style:font-weight-asian="normal" style:font-name-complex="Liberation Mono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~/YANG_Templates/YANG Files# pyang -p /root/YANG_Templates/YANG\ Files/ iana-if-type\@2025-10-06.yan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~/YANG_Templates/YANG Files# pyang -p /root/YANG_Templates/YANG\ Files/ </text:span></text:span><text:span text:style-name="Source_20_Text"><text:span text:style-name="T5">--ietf --strict --lint </text:span></text:span><text:span text:style-name="Source_20_Text"><text:span text:style-name="T1">iana-if-type\@2025-10-06.yan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~/YANG_Templates/YANG Files# pyang -p /root/YANG_Templates/YANG\ Files/ -</text:span></text:span><text:span text:style-name="Source_20_Text"><text:span text:style-name="T2">f </text:span></text:span><text:span text:style-name="Source_20_Text"><text:span text:style-name="T5">tree -</text:span></text:span><text:span text:style-name="Source_20_Text"><text:span text:style-name="T6">o ~/persistent/YANG_network_templates/trees/iana-if-type-tree </text:span></text:span><text:span text:style-name="Source_20_Text"><text:span text:style-name="T1">iana-if-type\@2025-10-06.yan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~/YANG_Templates/YANG Files# pyang -p /root/YANG_Templates/YANG\ Files/ -</text:span></text:span><text:span text:style-name="Source_20_Text"><text:span text:style-name="T2">f </text:span></text:span><text:span text:style-name="Source_20_Text"><text:span text:style-name="T9">uml</text:span></text:span><text:span text:style-name="Source_20_Text"><text:span text:style-name="T5"> -</text:span></text:span><text:span text:style-name="Source_20_Text"><text:span text:style-name="T6">o ~/persistent/YANG_network_templates/</text:span></text:span><text:span text:style-name="Source_20_Text"><text:span text:style-name="T9">uml/</text:span></text:span><text:span text:style-name="Source_20_Text"><text:span text:style-name="T6">iana-if-type-uml </text:span></text:span><text:span text:style-name="Source_20_Text"><text:span text:style-name="T1">iana-if-type\@2025-10-06.yan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~/YANG_Templates/YANG Files# pyang -p /root/YANG_Templates/YANG\ Files/ -</text:span></text:span><text:span text:style-name="Source_20_Text"><text:span text:style-name="T2">f </text:span></text:span><text:span text:style-name="Source_20_Text"><text:span text:style-name="T3">j</text:span></text:span><text:span text:style-name="Source_20_Text"><text:span text:style-name="T10">tox</text:span></text:span><text:span text:style-name="Source_20_Text"><text:span text:style-name="T5"> -</text:span></text:span><text:span text:style-name="Source_20_Text"><text:span text:style-name="T6">o ~/persistent/YANG_network_templates/json</text:span></text:span><text:span text:style-name="Source_20_Text"><text:span text:style-name="T9">/</text:span></text:span><text:span text:style-name="Source_20_Text"><text:span text:style-name="T6">iana-if-type-json </text:span></text:span><text:span text:style-name="Source_20_Text"><text:span text:style-name="T1">iana-if-type\@2025-10-06.yang</text:span></text:span></text:p>
      <text:p text:style-name="P1"><text:span text:style-name="Source_20_Text"><text:span text:style-name="T1"/></text:span></text:p>
      <text:p text:style-name="P2"><text:span text:style-name="Source_20_Text"><text:span text:style-name="T1">~/YANG_Templates/YANG Files# pyang -p /root/YANG_Templates/YANG\ Files/ -</text:span></text:span><text:span text:style-name="Source_20_Text"><text:span text:style-name="T2">f </text:span></text:span><text:span text:style-name="Source_20_Text"><text:span text:style-name="T3">j</text:span></text:span><text:span text:style-name="Source_20_Text"><text:span text:style-name="T10">stree </text:span></text:span><text:span text:style-name="Source_20_Text"><text:span text:style-name="T5">-</text:span></text:span><text:span text:style-name="Source_20_Text"><text:span text:style-name="T6">o ~/persistent/YANG_network_templates/json</text:span></text:span><text:span text:style-name="Source_20_Text"><text:span text:style-name="T9">/</text:span></text:span><text:span text:style-name="Source_20_Text"><text:span text:style-name="T6">iana-if-type-json </text:span></text:span><text:span text:style-name="Source_20_Text"><text:span text:style-name="T1">iana-if-type\@2025-10-06.yang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~/YANG_Templates/YANG Files# pyang --plugindir /opt/yang-to-ngsi-ld/yang/pyang-plugins/ -p ~/YANG_Templates/YANG\ Files/ -f candil-ngsi-ld-context-generator</text:span></text:span></text:p>
      <text:p text:style-name="P1"><text:span text:style-name="Source_20_Text"><text:span text:style-name="T1"/></text:span></text:p>
      <text:p text:style-name="P1"><text:span text:style-name="Source_20_Text"><text:span text:style-name="T1">root@ee7433a9e1fb:~/YANG_Templates/YANG Files# pyang --plugindir /opt/yang-to-ngsi-ld/yang/pyang-plugins/ -p ~/YANG_Templates/YANG\ Files/ -f candil-ngsi-ld-context-generator ietf-network\@2025-10-03.yang ietf-network-topology\@2025-10-03.yang mobile-radio-network\@2025-10-06.yang </text:span></text:span></text:p>
      <text:p text:style-name="P1"><text:span text:style-name="Source_20_Text"><text:span text:style-name="T1">NGSI-LD Context written to ngsi-ld-context/ietf-network_networks_network_node_ietf-network-topology_termination-point.jsonld</text:span></text:span></text:p>
      <text:p text:style-name="P1"><text:span text:style-name="Source_20_Text"><text:span text:style-name="T1">NGSI-LD metadata written to ngsi-ld-context/ietf-network_networks_network_node_ietf-network-topology_termination-point-metadata.json</text:span></text:span></text:p>
      <text:p text:style-name="P1"><text:span text:style-name="Source_20_Text"><text:span text:style-name="T1">NGSI-LD Context written to ngsi-ld-context/ietf-network_networks_network_node_mobile-radio-network_geo-location_geo-location_reference-frame_geodetic-system.jsonld</text:span></text:span></text:p>
      <text:p text:style-name="P1"><text:span text:style-name="Source_20_Text"><text:span text:style-name="T1">NGSI-LD metadata written to ngsi-ld-context/ietf-network_networks_network_node_mobile-radio-network_geo-location_geo-location_reference-frame_geodetic-system-metadata.json</text:span></text:span></text:p>
      <text:p text:style-name="P1"><text:span text:style-name="Source_20_Text"><text:span text:style-name="T1">NGSI-LD Context written to ngsi-ld-context/ietf-network_networks_network_node_mobile-radio-network_geo-location_geo-location_reference-frame.jsonld</text:span></text:span></text:p>
      <text:p text:style-name="P1"><text:span text:style-name="Source_20_Text"><text:span text:style-name="T1">NGSI-LD metadata written to ngsi-ld-context/ietf-network_networks_network_node_mobile-radio-network_geo-location_geo-location_reference-frame-metadata.json</text:span></text:span></text:p>
      <text:p text:style-name="P1"><text:soft-page-break/><text:span text:style-name="Source_20_Text"><text:span text:style-name="T1">NGSI-LD Context written to ngsi-ld-context/ietf-network_networks_network_node_mobile-radio-network_geo-location_geo-location_velocity.jsonld</text:span></text:span></text:p>
      <text:p text:style-name="P1"><text:span text:style-name="Source_20_Text"><text:span text:style-name="T1">NGSI-LD metadata written to ngsi-ld-context/ietf-network_networks_network_node_mobile-radio-network_geo-location_geo-location_velocity-metadata.json</text:span></text:span></text:p>
      <text:p text:style-name="P1"><text:span text:style-name="Source_20_Text"><text:span text:style-name="T1">NGSI-LD Context written to ngsi-ld-context/ietf-network_networks_network_node_mobile-radio-network_geo-location_geo-location.jsonld</text:span></text:span></text:p>
      <text:p text:style-name="P1"><text:span text:style-name="Source_20_Text"><text:span text:style-name="T1">NGSI-LD metadata written to ngsi-ld-context/ietf-network_networks_network_node_mobile-radio-network_geo-location_geo-location-metadata.json</text:span></text:span></text:p>
      <text:p text:style-name="P1"><text:span text:style-name="Source_20_Text"><text:span text:style-name="T1">NGSI-LD Context written to ngsi-ld-context/ietf-network_networks_network_node.jsonld</text:span></text:span></text:p>
      <text:p text:style-name="P1"><text:span text:style-name="Source_20_Text"><text:span text:style-name="T1">NGSI-LD metadata written to ngsi-ld-context/ietf-network_networks_network_node-metadata.json</text:span></text:span></text:p>
      <text:p text:style-name="P1"><text:span text:style-name="Source_20_Text"><text:span text:style-name="T1">NGSI-LD Context written to ngsi-ld-context/ietf-network_networks_network_ietf-network-topology_link_source.jsonld</text:span></text:span></text:p>
      <text:p text:style-name="P1"><text:span text:style-name="Source_20_Text"><text:span text:style-name="T1">NGSI-LD metadata written to ngsi-ld-context/ietf-network_networks_network_ietf-network-topology_link_source-metadata.json</text:span></text:span></text:p>
      <text:p text:style-name="P1"><text:span text:style-name="Source_20_Text"><text:span text:style-name="T1">NGSI-LD Context written to ngsi-ld-context/ietf-network_networks_network_ietf-network-topology_link_destination.jsonld</text:span></text:span></text:p>
      <text:p text:style-name="P1"><text:span text:style-name="Source_20_Text"><text:span text:style-name="T1">NGSI-LD metadata written to ngsi-ld-context/ietf-network_networks_network_ietf-network-topology_link_destination-metadata.json</text:span></text:span></text:p>
      <text:p text:style-name="P1"><text:span text:style-name="Source_20_Text"><text:span text:style-name="T1">NGSI-LD Context written to ngsi-ld-context/ietf-network_networks_network_ietf-network-topology_link.jsonld</text:span></text:span></text:p>
      <text:p text:style-name="P1"><text:span text:style-name="Source_20_Text"><text:span text:style-name="T1">NGSI-LD metadata written to ngsi-ld-context/ietf-network_networks_network_ietf-network-topology_link-metadata.json</text:span></text:span></text:p>
      <text:p text:style-name="P1"><text:span text:style-name="Source_20_Text"><text:span text:style-name="T1">NGSI-LD Context written to ngsi-ld-context/ietf-network_networks_network_mobile-radio-network_radio-connection_source.jsonld</text:span></text:span></text:p>
      <text:p text:style-name="P1"><text:span text:style-name="Source_20_Text"><text:span text:style-name="T1">NGSI-LD metadata written to ngsi-ld-context/ietf-network_networks_network_mobile-radio-network_radio-connection_source-metadata.json</text:span></text:span></text:p>
      <text:p text:style-name="P1"><text:span text:style-name="Source_20_Text"><text:span text:style-name="T1">NGSI-LD Context written to ngsi-ld-context/ietf-network_networks_network_mobile-radio-network_radio-connection_destinations.jsonld</text:span></text:span></text:p>
      <text:p text:style-name="P1"><text:span text:style-name="Source_20_Text"><text:span text:style-name="T1">NGSI-LD metadata written to ngsi-ld-context/ietf-network_networks_network_mobile-radio-network_radio-connection_destinations-metadata.json</text:span></text:span></text:p>
      <text:p text:style-name="P1"><text:span text:style-name="Source_20_Text"><text:span text:style-name="T1">NGSI-LD Context written to ngsi-ld-context/ietf-network_networks_network_mobile-radio-network_radio-connection.jsonld</text:span></text:span></text:p>
      <text:p text:style-name="P1"><text:span text:style-name="Source_20_Text"><text:span text:style-name="T1">NGSI-LD metadata written to ngsi-ld-context/ietf-network_networks_network_mobile-radio-network_radio-connection-metadata.json</text:span></text:span></text:p>
      <text:p text:style-name="P1"><text:span text:style-name="Source_20_Text"><text:span text:style-name="T1">NGSI-LD Context written to ngsi-ld-context/ietf-network_networks_network.jsonld</text:span></text:span></text:p>
      <text:p text:style-name="P1"><text:span text:style-name="Source_20_Text"><text:span text:style-name="T1">NGSI-LD metadata written to ngsi-ld-context/ietf-network_networks_network-metadata.json</text:span></text:span></text:p>
      <text:p text:style-name="P4"><text:soft-page-break/><text:span text:style-name="Source_20_Text"><text:span text:style-name="T1">~/YANG_Templates/YANG Files# pyang --plugindir /opt/yang-to-ngsi-ld/yang/pyang-plugins/ -p ~/YANG_Templates/YANG\ Files/ -f candil-yang-identities-generator –candil-yang-identities-generator-output-mode=file</text:span></text:span></text:p>
      <text:p text:style-name="P4"><text:span text:style-name="Source_20_Text"><text:span text:style-name="T1"/></text:span></text:p>
      <text:p text:style-name="P5"><text:span text:style-name="Source_20_Text"><text:span text:style-name="T1">~/YANG_Templates/YANG Files# pyang --plugindir /opt/yang-to-ngsi-ld/yang/pyang-plugins/ -p ~/YANG_Templates/YANG\ Files/ -f </text:span></text:span><text:span text:style-name="Source_20_Text"><text:span text:style-name="T4">candil-</text:span></text:span><text:span text:style-name="Source_20_Text"><text:span text:style-name="T12">openap</text:span></text:span><text:span text:style-name="Source_20_Text"><text:span text:style-name="T13">i</text:span></text:span><text:span text:style-name="Source_20_Text"><text:span text:style-name="T12">-schemas</text:span></text:span><text:span text:style-name="Source_20_Text"><text:span text:style-name="T4">-generator ietf-network\@2025-10-03.yang ietf-network-topology\@2025-10-03.yang mobile-radio-network\@2025-10-06.yang </text:span></text:span><text:span text:style-name="Source_20_Text"><text:span text:style-name="T7">&gt; </text:span></text:span><text:span text:style-name="Source_20_Text"><text:span text:style-name="T6">~/persistent/OpenAPI_Schemas/</text:span></text:span><text:span text:style-name="Source_20_Text"><text:span text:style-name="T8">network_schema.yam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9T11:14:26.728519363</meta:creation-date>
    <dc:date>2025-10-10T20:39:29.383068564</dc:date>
    <meta:editing-duration>PT4H10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247" meta:character-count="5124" meta:non-whitespace-character-count="4919"/>
  </office:meta>
</office:document-meta>
</file>